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8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>MEASURING SUCCES IN TALENT MANAGEMENT</text:span></text:p>
      <text:p text:style-name="P2"><text:span text:style-name="T2">1.INTRODUCTION</text:span></text:p>
      <text:p text:style-name="P2"><text:span text:style-name="T3">*Time to fill:Measures the amount of time it takes to fill an open position.</text:span></text:p>
      <text:p text:style-name="P2"><text:span text:style-name="T3">* Cost Per Hire.Measures the cost of recruiting and hiring a new employee.</text:span></text:p>
      <text:p text:style-name="P2"><text:span text:style-name="T3">*Employee turnover rate.</text:span></text:p>
      <text:p text:style-name="P2"><text:span text:style-name="T3">*Employee engagement.</text:span></text:p>
      <text:p text:style-name="P2"><text:span text:style-name="T3">*Diversity and inclusion metrics.</text:span></text:p>
      <text:p text:style-name="P2"><text:span text:style-name="T3">*Talent mobility.</text:span></text:p>
      <text:p text:style-name="P2"><text:span text:style-name="T3">*High potential talent.</text:span></text:p>
      <text:p text:style-name="P2"><text:span text:style-name="T3">1.</text:span><text:span text:style-name="T4">1OVERVIEW</text:span></text:p>
      <text:p text:style-name="P2"><text:span text:style-name="T4">*</text:span><text:span text:style-name="T5">To<text:s text:c="2"/>measure succes effectively ,it's crucial to identify andtrack relevent key perfomanceindicates for each aspect of talent management.</text:span></text:p>
      <text:p text:style-name="P2"><text:span text:style-name="T5">*KPIs could include metrics such as employee turnover rates,time to fill positions, training completion rates, and employee satisactionscores.</text:span></text:p>
      <text:p text:style-name="P2"><text:span text:style-name="T6">1.2 PURPOSE</text:span></text:p>
      <text:p text:style-name="P2"><text:span text:style-name="T7">*The purpose of talent manaement is to identify, recruit and hold on to people who drive the succes of your organisation.</text:span></text:p>
      <text:p text:style-name="P2"><text:span text:style-name="T7">*It's a top priority, strategic process for forward looking people companies who understant that their company performance depens on their workforce.</text:span></text:p>
      <text:p text:style-name="P2"><text:span text:style-name="T8">2.PROBLEM DEFING &amp; DESIGN THINKING</text:span></text:p>
      <text:p text:style-name="P2"><text:span text:style-name="T9">Design is a process. The iteractive loop (traditionally covering problems definition gaining empathy, concept generationand validation)helps to accelerate learing and process.</text:span></text:p>
      <text:p text:style-name="P2"><text:span text:style-name="T9">*If you are uncertaing about this, simply start formulating quations regading<text:s text:c="2"/>your *It was the morning of day to of the annual graduate onboarding ? subject like What ere? Who? which?</text:span></text:p>
      <text:p text:style-name="P2"><text:span text:style-name="T10">2.1EMPATHY MAP</text:span></text:p>
      <text:p text:style-name="P3"><draw:frame text:anchor-type="as-char" svg:width="152.40mm" svg:height="85.73mm" style:rel-width="scale" style:rel-height="scale"><draw:object-ole xlink:href="OleObj1"/><draw:image xlink:href="ObjectReplacements/OleObj1"/></draw:frame><text:span text:style-name="T11"/></text:p>
      <text:p text:style-name="P3"><text:span text:style-name="T12">2.2 BRAINSTROMING</text:span></text:p>
      <text:p text:style-name="P3"><draw:frame text:anchor-type="as-char" svg:width="152.40mm" svg:height="85.73mm" style:rel-width="scale" style:rel-height="scale"><draw:object-ole xlink:href="OleObj2"/><draw:image xlink:href="ObjectReplacements/OleObj2"/></draw:frame><text:span text:style-name="T12"/></text:p>
      <text:p text:style-name="P3"><text:span text:style-name="T12">3.RESULTS</text:span></text:p>
      <text:p text:style-name="P3"><draw:frame text:anchor-type="as-char" svg:width="152.40mm" svg:height="85.73mm" style:rel-width="scale" style:rel-height="scale"><draw:object-ole xlink:href="OleObj3"/><draw:image xlink:href="ObjectReplacements/OleObj3"/></draw:frame><text:span text:style-name="T12"/></text:p>
      <text:p text:style-name="P3"><text:span text:style-name="T12"/></text:p>
      <text:p text:style-name="P3"><draw:frame text:anchor-type="as-char" svg:width="152.40mm" svg:height="85.73mm" style:rel-width="scale" style:rel-height="scale"><draw:object-ole xlink:href="OleObj4"/><draw:image xlink:href="ObjectReplacements/OleObj4"/></draw:frame><text:span text:style-name="T12"/></text:p>
      <text:p text:style-name="P3"><text:span text:style-name="T12"/></text:p>
      <text:p text:style-name="P3"><draw:frame text:anchor-type="as-char" svg:width="152.40mm" svg:height="85.73mm" style:rel-width="scale" style:rel-height="scale"><draw:object-ole xlink:href="OleObj5"/><draw:image xlink:href="ObjectReplacements/OleObj5"/></draw:frame><text:span text:style-name="T12"/></text:p>
      <text:p text:style-name="P3"><text:span text:style-name="T12"/></text:p>
      <text:p text:style-name="P3"><draw:frame text:anchor-type="as-char" svg:width="152.40mm" svg:height="85.73mm" style:rel-width="scale" style:rel-height="scale"><draw:object-ole xlink:href="OleObj6"/><draw:image xlink:href="ObjectReplacements/OleObj6"/></draw:frame><text:span text:style-name="T12"/></text:p>
      <text:p text:style-name="P3"><text:span text:style-name="T12"/></text:p>
      <text:p text:style-name="P3"><text:span text:style-name="T12"/></text:p>
      <text:p text:style-name="P3"><draw:frame text:anchor-type="as-char" svg:width="152.40mm" svg:height="85.73mm" style:rel-width="scale" style:rel-height="scale"><draw:object-ole xlink:href="OleObj7"/><draw:image xlink:href="ObjectReplacements/OleObj7"/></draw:frame><text:span text:style-name="T12"/></text:p>
      <text:p text:style-name="P3"><text:span text:style-name="T12">4.ADVANTAGES AND DISADVANTAGES</text:span></text:p>
      <text:p text:style-name="P3"><text:span text:style-name="T12">4.1 ADVANTAGES</text:span></text:p>
      <text:p text:style-name="P3"><text:span text:style-name="T12">*</text:span><text:span text:style-name="T13">Having a talent management process can help you recruit those really talented candidates that everyon seek.</text:span></text:p>
      <text:p text:style-name="P3"><text:span text:style-name="T13">*A TMS makes it easier for talent acquistion and to to hire people by automating tasks like posting jobs,traking applicants, amd managing offers.</text:span></text:p>
      <text:p text:style-name="P3"><text:span text:style-name="T14">4.2 DISADVANTAGES</text:span></text:p>
      <text:p text:style-name="P3"><text:span text:style-name="T14"><text:s/>*</text:span><text:span text:style-name="T15">The implementation of talent management program could be expencive in terms of time, resources and financial costs.</text:span></text:p>
      <text:p text:style-name="P3"><text:span text:style-name="T15">*Lack of support from line managers can impede the level of commitment from employee.</text:span></text:p>
      <text:p text:style-name="P3"><text:span text:style-name="T15">Talent is a gift from god.use it to enjoy, accomplish, and profit. the disadvanteges is using it for your glory.</text:span></text:p>
      <text:p text:style-name="P3"><text:span text:style-name="T16">5.APPLICATION</text:span></text:p>
      <text:p text:style-name="P3"><text:span text:style-name="T16">5.1 ILLUMNATING INSIGHTS FROM TALENT MANAGEMENT</text:span></text:p>
      <text:p text:style-name="P3"><text:span text:style-name="T17">1.Visualize your goal </text:span></text:p>
      <text:p text:style-name="P3"><text:span text:style-name="T17">2.Start with a talent mineset</text:span></text:p>
      <text:p text:style-name="P3"><text:span text:style-name="T17">3.Build and leverage the talent you have</text:span></text:p>
      <text:p text:style-name="P3"><text:span text:style-name="T17">4.Collaborate instead of critizing</text:span></text:p>
      <text:p text:style-name="P3"><text:span text:style-name="T17">5.Develop the talents of your existing staff by craeating a learing culture </text:span></text:p>
      <text:p text:style-name="P3"><text:span text:style-name="T17">6.Do you reguit and hire very<text:s text:c="2"/>talented people?</text:span></text:p>
      <text:p text:style-name="P3"><text:span text:style-name="T17">7.Who are the high<text:s text:c="2"/>and low performers in your company?</text:span></text:p>
      <text:p text:style-name="P3"><text:span text:style-name="T17">8.Identify and atracte talented individuals to your organization</text:span></text:p>
      <text:p text:style-name="P3"><text:span text:style-name="T17">9.And does your organization davelop its people effectivly?</text:span></text:p>
      <text:p text:style-name="P3"><text:span text:style-name="T17">10.Is your company committed to keeping top performens and removing low performens</text:span></text:p>
      <text:p text:style-name="P3"><text:span text:style-name="T18">6.CONCLUSION</text:span></text:p>
      <text:p text:style-name="P3"><text:span text:style-name="T19">*Measuring this succes isn't confined to numbers allone, its a multifaced endeavor that marries data objectives.</text:span></text:p>
      <text:p text:style-name="P3"><text:span text:style-name="T19">*At the end can save that talent management process has provide new ways to humen resours<text:s text:c="2"/>deportment to handle problems faced in hiring tlent.</text:span></text:p>
      <text:p text:style-name="P3"><text:span text:style-name="T20">7.FUTURE SCOPE</text:span></text:p>
      <text:p text:style-name="P3"><text:span text:style-name="T21">*Talent management reforce to the entry scope of the humen resorce process.</text:span></text:p>
      <text:p text:style-name="P3"><text:span text:style-name="T21">*This includs aractive, developing, motivating, and the retention of high performing employees.</text:span></text:p>
      <text:p text:style-name="P3"><text:span text:style-name="T21">*Simply put, talent management if a process with the set goal of maintaing<text:s text:c="2"/>a high perfoming work force through the management of employees.</text:span></text:p>
      <text:p text:style-name="P3"><text:span text:style-name="T21"/></text:p>
      <text:p text:style-name="P3"><text:span text:style-name="T22"/></text:p>
      <text:p text:style-name="P3"><text:span text:style-name="T22"/></text:p>
      <text:p text:style-name="P3"><text:span text:style-name="T22"/></text:p>
      <text:p text:style-name="P3"><text:span text:style-name="T22"/></text:p>
      <text:p text:style-name="P3"><text:span text:style-name="T22"/></text:p>
      <text:p text:style-name="P3"><text:span text:style-name="T22"/></text:p>
      <text:p text:style-name="P3"><text:span text:style-name="T23"/></text:p>
      <text:p text:style-name="P3"><text:span text:style-name="T2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